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4.91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rm_20_Yanıtları_20_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Yanıtları 1" table:style-name="ta1">
        <office:forms form:automatic-focus="false" form:apply-design-mode="false"/>
        <table:table-column table:style-name="co1" table:number-columns-repeated="14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Zaman damgası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aptitude (motivation) score</text:p>
          </table:table-cell>
          <table:table-cell table:style-name="ce1" office:value-type="string" calcext:value-type="string">
            <text:p>performance (academic) score</text:p>
          </table:table-cell>
          <table:table-cell table:style-name="ce1" office:value-type="string" calcext:value-type="string">
            <text:p>ranking</text:p>
          </table:table-cell>
          <table:table-cell table:style-name="ce1" office:value-type="string" calcext:value-type="string">
            <text:p>nationality (completely optional, added on request from multiple people)</text:p>
          </table:table-cell>
          <table:table-cell table:style-name="ce1" office:value-type="string" calcext:value-type="string">
            <text:p>gender (completely optional, added on request from multiple people)</text:p>
          </table:table-cell>
          <table:table-cell table:style-name="ce1" office:value-type="string" calcext:value-type="string">
            <text:p>name (leave empty if you wish not to share)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24-04-15T00:10:22.999" calcext:value-type="date">
            <text:p>4/15/2024 0:10:23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5.3</text:p>
          </table:table-cell>
          <table:table-cell table:style-name="ce3" office:value-type="float" office:value="1389" calcext:value-type="float">
            <text:p>1389</text:p>
          </table:table-cell>
          <table:table-cell table:style-name="ce3" office:value-type="string" calcext:value-type="string">
            <text:p>Dutch</text:p>
          </table:table-cell>
          <table:table-cell table:style-name="ce3" office:value-type="string" calcext:value-type="string">
            <text:p>girl</text:p>
          </table:table-cell>
          <table:table-cell/>
          <table:table-cell table:style-name="ce4" table:formula="of:=VALUE([.C2])*0.4+VALUE([.D2])*0.6" office:value-type="float" office:value="4.78" calcext:value-type="float">
            <text:p>4.7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17:38.948" calcext:value-type="date">
            <text:p>4/15/2024 0:17:3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4.09</text:p>
          </table:table-cell>
          <table:table-cell table:style-name="ce3" office:value-type="string" calcext:value-type="string">
            <text:p>5.98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i dont identify as either</text:p>
          </table:table-cell>
          <table:table-cell/>
          <table:table-cell table:style-name="ce4" table:formula="of:=VALUE([.C3])*0.4+VALUE([.D3])*0.6" office:value-type="float" office:value="5.224" calcext:value-type="float">
            <text:p>5.2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18:25.301" calcext:value-type="date">
            <text:p>4/15/2024 0:18:25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7.11</text:p>
          </table:table-cell>
          <table:table-cell table:style-name="ce3" office:value-type="string" calcext:value-type="string">
            <text:p>8.7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boy</text:p>
          </table:table-cell>
          <table:table-cell/>
          <table:table-cell table:style-name="ce4" table:formula="of:=VALUE([.C4])*0.4+VALUE([.D4])*0.6" office:value-type="float" office:value="8.076" calcext:value-type="float">
            <text:p>8.0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18:35.081" calcext:value-type="date">
            <text:p>4/15/2024 0:18:35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7.27</text:p>
          </table:table-cell>
          <table:table-cell table:style-name="ce3" office:value-type="string" calcext:value-type="string">
            <text:p>6.96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Dutch</text:p>
          </table:table-cell>
          <table:table-cell table:style-name="ce3" office:value-type="string" calcext:value-type="string">
            <text:p>boy</text:p>
          </table:table-cell>
          <table:table-cell/>
          <table:table-cell table:style-name="ce4" table:formula="of:=VALUE([.C5])*0.4+VALUE([.D5])*0.6" office:value-type="float" office:value="7.084" calcext:value-type="float">
            <text:p>7.0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18:48.704" calcext:value-type="date">
            <text:p>4/15/2024 0:18:4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36</text:p>
          </table:table-cell>
          <table:table-cell table:style-name="ce3" office:value-type="string" calcext:value-type="string">
            <text:p>7.46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boy</text:p>
          </table:table-cell>
          <table:table-cell table:style-name="ce3" office:value-type="string" calcext:value-type="string">
            <text:p>Lars</text:p>
          </table:table-cell>
          <table:table-cell table:style-name="ce4" table:formula="of:=VALUE([.C6])*0.4+VALUE([.D6])*0.6" office:value-type="float" office:value="6.62" calcext:value-type="float">
            <text:p>6.6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20:05.609" calcext:value-type="date">
            <text:p>4/15/2024 0:20:06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2</text:p>
          </table:table-cell>
          <table:table-cell table:style-name="ce3" office:value-type="string" calcext:value-type="string">
            <text:p>9.1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Non-EU</text:p>
          </table:table-cell>
          <table:table-cell table:style-name="ce3" office:value-type="string" calcext:value-type="string">
            <text:p>boy</text:p>
          </table:table-cell>
          <table:table-cell table:style-name="ce3" office:value-type="string" calcext:value-type="string">
            <text:p>Amit</text:p>
          </table:table-cell>
          <table:table-cell table:style-name="ce4" table:formula="of:=VALUE([.C7])*0.4+VALUE([.D7])*0.6" office:value-type="float" office:value="7.552" calcext:value-type="float">
            <text:p>7.5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20:44.715" calcext:value-type="date">
            <text:p>4/15/2024 0:20:45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3.45</text:p>
          </table:table-cell>
          <table:table-cell table:style-name="ce3" office:value-type="string" calcext:value-type="string">
            <text:p>7.91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string" calcext:value-type="string">
            <text:p>Non-EU</text:p>
          </table:table-cell>
          <table:table-cell table:style-name="ce3" office:value-type="string" calcext:value-type="string">
            <text:p>boy</text:p>
          </table:table-cell>
          <table:table-cell/>
          <table:table-cell table:style-name="ce4" table:formula="of:=VALUE([.C8])*0.4+VALUE([.D8])*0.6" office:value-type="float" office:value="6.126" calcext:value-type="float">
            <text:p>6.1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20:50.238" calcext:value-type="date">
            <text:p>4/15/2024 0:20:50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4.73</text:p>
          </table:table-cell>
          <table:table-cell table:style-name="ce3" office:value-type="string" calcext:value-type="string">
            <text:p>4.36</text:p>
          </table:table-cell>
          <table:table-cell table:style-name="ce3" office:value-type="float" office:value="1389" calcext:value-type="float">
            <text:p>1389</text:p>
          </table:table-cell>
          <table:table-cell table:style-name="ce3" office:value-type="string" calcext:value-type="string">
            <text:p>Dutch</text:p>
          </table:table-cell>
          <table:table-cell table:style-name="ce3" office:value-type="string" calcext:value-type="string">
            <text:p>girl</text:p>
          </table:table-cell>
          <table:table-cell table:style-name="ce3" office:value-type="string" calcext:value-type="string">
            <text:p>Chloé</text:p>
          </table:table-cell>
          <table:table-cell table:style-name="ce4" table:formula="of:=VALUE([.C9])*0.4+VALUE([.D9])*0.6" office:value-type="float" office:value="4.508" calcext:value-type="float">
            <text:p>4.5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20:51.104" calcext:value-type="date">
            <text:p>4/15/2024 0:20:51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girl</text:p>
          </table:table-cell>
          <table:table-cell/>
          <table:table-cell table:style-name="ce4" table:formula="of:=VALUE([.C10])*0.4+VALUE([.D10])*0.6" office:value-type="float" office:value="7.2" calcext:value-type="float">
            <text:p>7.2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21:39.589" calcext:value-type="date">
            <text:p>4/15/2024 0:21:40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4.73</text:p>
          </table:table-cell>
          <table:table-cell table:style-name="ce3" office:value-type="string" calcext:value-type="string">
            <text:p>6.81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boy</text:p>
          </table:table-cell>
          <table:table-cell table:style-name="ce3" office:value-type="string" calcext:value-type="string">
            <text:p>:)</text:p>
          </table:table-cell>
          <table:table-cell table:style-name="ce4" table:formula="of:=VALUE([.C11])*0.4+VALUE([.D11])*0.6" office:value-type="float" office:value="5.978" calcext:value-type="float">
            <text:p>5.9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22:55.961" calcext:value-type="date">
            <text:p>4/15/2024 0:22:56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4.73</text:p>
          </table:table-cell>
          <table:table-cell table:style-name="ce3" office:value-type="string" calcext:value-type="string">
            <text:p>7.86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string" calcext:value-type="string">
            <text:p>Non-EU</text:p>
          </table:table-cell>
          <table:table-cell table:style-name="ce3" office:value-type="string" calcext:value-type="string">
            <text:p>boy</text:p>
          </table:table-cell>
          <table:table-cell/>
          <table:table-cell table:style-name="ce4" table:formula="of:=VALUE([.C12])*0.4+VALUE([.D12])*0.6" office:value-type="float" office:value="6.608" calcext:value-type="float">
            <text:p>6.6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23:11.069" calcext:value-type="date">
            <text:p>4/15/2024 0:23:11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84</text:p>
          </table:table-cell>
          <table:table-cell table:style-name="ce3" office:value-type="string" calcext:value-type="string">
            <text:p>6.77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string" calcext:value-type="string">
            <text:p>Non-EU</text:p>
          </table:table-cell>
          <table:table-cell table:style-name="ce3" office:value-type="string" calcext:value-type="string">
            <text:p>boy</text:p>
          </table:table-cell>
          <table:table-cell/>
          <table:table-cell table:style-name="ce4" table:formula="of:=VALUE([.C13])*0.4+VALUE([.D13])*0.6" office:value-type="float" office:value="6.398" calcext:value-type="float">
            <text:p>6.4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25:49.296" calcext:value-type="date">
            <text:p>4/15/2024 0:25:4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3.78</text:p>
          </table:table-cell>
          <table:table-cell table:style-name="ce3" office:value-type="string" calcext:value-type="string">
            <text:p>8.44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string" calcext:value-type="string">
            <text:p>Non-EU</text:p>
          </table:table-cell>
          <table:table-cell table:style-name="ce3" office:value-type="string" calcext:value-type="string">
            <text:p>boy</text:p>
          </table:table-cell>
          <table:table-cell table:style-name="ce3" office:value-type="string" calcext:value-type="string">
            <text:p>Jaume Alcón Llosada</text:p>
          </table:table-cell>
          <table:table-cell table:style-name="ce4" table:formula="of:=VALUE([.C14])*0.4+VALUE([.D14])*0.6" office:value-type="float" office:value="6.576" calcext:value-type="float">
            <text:p>6.5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25:55.944" calcext:value-type="date">
            <text:p>4/15/2024 0:25:56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3.46</text:p>
          </table:table-cell>
          <table:table-cell table:style-name="ce3" office:value-type="string" calcext:value-type="string">
            <text:p>2.56</text:p>
          </table:table-cell>
          <table:table-cell table:style-name="ce3" office:value-type="float" office:value="1925" calcext:value-type="float">
            <text:p>1925</text:p>
          </table:table-cell>
          <table:table-cell table:number-columns-repeated="3"/>
          <table:table-cell table:style-name="ce4" table:formula="of:=VALUE([.C15])*0.4+VALUE([.D15])*0.6" office:value-type="float" office:value="2.92" calcext:value-type="float">
            <text:p>2.9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26:52.958" calcext:value-type="date">
            <text:p>4/15/2024 0:26:53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48</text:p>
          </table:table-cell>
          <table:table-cell table:style-name="ce3" office:value-type="string" calcext:value-type="string">
            <text:p>7.39</text:p>
          </table:table-cell>
          <table:table-cell table:style-name="ce3" office:value-type="float" office:value="138" calcext:value-type="float">
            <text:p>138</text:p>
            <draw:frame table:end-cell-address="'Form Yanıtları 1'.J34" table:end-x="5.73pt" table:end-y="4.48pt" draw:z-index="0" draw:name="Chart 1" draw:style-name="gr1" draw:text-style-name="P1" svg:width="449.97pt" svg:height="278.22pt" svg:x="80.25pt" svg:y="9.75pt">
              <draw:object draw:notify-on-update-of-ranges="'Form Yanıtları 1'.E1:'Form Yanıtları 1'.E1 'Form Yanıtları 1'.E2:'Form Yanıtları 1'.E199 'Form Yanıtları 1'.I2:'Form Yanıtları 1'.I19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boy</text:p>
          </table:table-cell>
          <table:table-cell/>
          <table:table-cell table:style-name="ce4" table:formula="of:=VALUE([.C16])*0.4+VALUE([.D16])*0.6" office:value-type="float" office:value="7.026" calcext:value-type="float">
            <text:p>7.0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27:41.56" calcext:value-type="date">
            <text:p>4/15/2024 0:27:42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7.91</text:p>
          </table:table-cell>
          <table:table-cell table:style-name="ce3" office:value-type="string" calcext:value-type="string">
            <text:p>7.8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Dutch</text:p>
          </table:table-cell>
          <table:table-cell table:style-name="ce3" office:value-type="string" calcext:value-type="string">
            <text:p>boy</text:p>
          </table:table-cell>
          <table:table-cell table:style-name="ce3" office:value-type="string" calcext:value-type="string">
            <text:p>Bram</text:p>
          </table:table-cell>
          <table:table-cell table:style-name="ce4" table:formula="of:=VALUE([.C17])*0.4+VALUE([.D17])*0.6" office:value-type="float" office:value="7.874" calcext:value-type="float">
            <text:p>7.8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28:42.785" calcext:value-type="date">
            <text:p>4/15/2024 0:28:43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3.3</text:p>
          </table:table-cell>
          <table:table-cell table:style-name="ce3" office:value-type="string" calcext:value-type="string">
            <text:p>8.1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boy</text:p>
          </table:table-cell>
          <table:table-cell table:style-name="ce3" office:value-type="string" calcext:value-type="string">
            <text:p>José</text:p>
          </table:table-cell>
          <table:table-cell table:style-name="ce4" table:formula="of:=VALUE([.C18])*0.4+VALUE([.D18])*0.6" office:value-type="float" office:value="6.18" calcext:value-type="float">
            <text:p>6.1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29:04.349" calcext:value-type="date">
            <text:p>4/15/2024 0:29:04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36</text:p>
          </table:table-cell>
          <table:table-cell table:style-name="ce3" office:value-type="string" calcext:value-type="string">
            <text:p>5.59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boy</text:p>
          </table:table-cell>
          <table:table-cell/>
          <table:table-cell table:style-name="ce4" table:formula="of:=VALUE([.C19])*0.4+VALUE([.D19])*0.6" office:value-type="float" office:value="5.498" calcext:value-type="float">
            <text:p>5.5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31:04.61" calcext:value-type="date">
            <text:p>4/15/2024 0:31:05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48</text:p>
          </table:table-cell>
          <table:table-cell table:style-name="ce3" office:value-type="string" calcext:value-type="string">
            <text:p>6.14</text:p>
          </table:table-cell>
          <table:table-cell table:style-name="ce3" office:value-type="float" office:value="350" calcext:value-type="float">
            <text:p>350</text:p>
          </table:table-cell>
          <table:table-cell table:number-columns-repeated="3"/>
          <table:table-cell table:style-name="ce4" table:formula="of:=VALUE([.C20])*0.4+VALUE([.D20])*0.6" office:value-type="float" office:value="6.276" calcext:value-type="float">
            <text:p>6.2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32:19.689" calcext:value-type="date">
            <text:p>4/15/2024 0:32:20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32</text:p>
          </table:table-cell>
          <table:table-cell table:style-name="ce3" office:value-type="string" calcext:value-type="string">
            <text:p>8.32</text:p>
          </table:table-cell>
          <table:table-cell table:style-name="ce3" office:value-type="float" office:value="58" calcext:value-type="float">
            <text:p>58</text:p>
          </table:table-cell>
          <table:table-cell table:number-columns-repeated="3"/>
          <table:table-cell table:style-name="ce4" table:formula="of:=VALUE([.C21])*0.4+VALUE([.D21])*0.6" office:value-type="float" office:value="7.52" calcext:value-type="float">
            <text:p>7.5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32:42.12" calcext:value-type="date">
            <text:p>4/15/2024 0:32:42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7.43</text:p>
          </table:table-cell>
          <table:table-cell table:style-name="ce3" office:value-type="string" calcext:value-type="string">
            <text:p>5.91</text:p>
          </table:table-cell>
          <table:table-cell table:style-name="ce3" office:value-type="float" office:value="260" calcext:value-type="float">
            <text:p>260</text:p>
          </table:table-cell>
          <table:table-cell table:number-columns-repeated="2"/>
          <table:table-cell table:style-name="ce3" office:value-type="string" calcext:value-type="string">
            <text:p>Jasper Van der Veken</text:p>
          </table:table-cell>
          <table:table-cell table:style-name="ce4" table:formula="of:=VALUE([.C22])*0.4+VALUE([.D22])*0.6" office:value-type="float" office:value="6.518" calcext:value-type="float">
            <text:p>6.5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32:53.295" calcext:value-type="date">
            <text:p>4/15/2024 0:32:53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20</text:p>
          </table:table-cell>
          <table:table-cell table:style-name="ce3" office:value-type="string" calcext:value-type="string">
            <text:p>4.75</text:p>
          </table:table-cell>
          <table:table-cell table:style-name="ce3" office:value-type="float" office:value="1152" calcext:value-type="float">
            <text:p>1152</text:p>
          </table:table-cell>
          <table:table-cell table:number-columns-repeated="3"/>
          <table:table-cell table:style-name="ce4" table:formula="of:=VALUE([.C23])*0.4+VALUE([.D23])*0.6" office:value-type="float" office:value="4.93" calcext:value-type="float">
            <text:p>4.9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32:57.642" calcext:value-type="date">
            <text:p>4/15/2024 0:32:58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52</text:p>
          </table:table-cell>
          <table:table-cell table:style-name="ce3" office:value-type="string" calcext:value-type="string">
            <text:p>8.17</text:p>
          </table:table-cell>
          <table:table-cell table:style-name="ce3" office:value-type="float" office:value="118" calcext:value-type="float">
            <text:p>118</text:p>
          </table:table-cell>
          <table:table-cell table:number-columns-repeated="2"/>
          <table:table-cell table:style-name="ce3" office:value-type="string" calcext:value-type="string">
            <text:p>Jake Hekstra</text:p>
          </table:table-cell>
          <table:table-cell table:style-name="ce4" table:formula="of:=VALUE([.C24])*0.4+VALUE([.D24])*0.6" office:value-type="float" office:value="7.11" calcext:value-type="float">
            <text:p>7.1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32:59.999" calcext:value-type="date">
            <text:p>4/15/2024 0:33:00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16</text:p>
          </table:table-cell>
          <table:table-cell table:style-name="ce3" office:value-type="string" calcext:value-type="string">
            <text:p>7.12</text:p>
          </table:table-cell>
          <table:table-cell table:style-name="ce3" office:value-type="float" office:value="195" calcext:value-type="float">
            <text:p>195</text:p>
          </table:table-cell>
          <table:table-cell table:number-columns-repeated="3"/>
          <table:table-cell table:style-name="ce4" table:formula="of:=VALUE([.C25])*0.4+VALUE([.D25])*0.6" office:value-type="float" office:value="6.736" calcext:value-type="float">
            <text:p>6.7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33:33.335" calcext:value-type="date">
            <text:p>4/15/2024 0:33:33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4.41</text:p>
          </table:table-cell>
          <table:table-cell table:style-name="ce3" office:value-type="string" calcext:value-type="string">
            <text:p>8.65</text:p>
          </table:table-cell>
          <table:table-cell table:style-name="ce3" office:value-type="float" office:value="148" calcext:value-type="float">
            <text:p>148</text:p>
          </table:table-cell>
          <table:table-cell table:number-columns-repeated="2"/>
          <table:table-cell table:style-name="ce3" office:value-type="string" calcext:value-type="string">
            <text:p>Noname Provided</text:p>
          </table:table-cell>
          <table:table-cell table:style-name="ce4" table:formula="of:=VALUE([.C26])*0.4+VALUE([.D26])*0.6" office:value-type="float" office:value="6.954" calcext:value-type="float">
            <text:p>6.9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33:39.948" calcext:value-type="date">
            <text:p>4/15/2024 0:33:40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7.59</text:p>
          </table:table-cell>
          <table:table-cell table:style-name="ce3" office:value-type="string" calcext:value-type="string">
            <text:p>6.88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3"/>
          <table:table-cell table:style-name="ce4" table:formula="of:=VALUE([.C27])*0.4+VALUE([.D27])*0.6" office:value-type="float" office:value="7.164" calcext:value-type="float">
            <text:p>7.1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33:39.533" calcext:value-type="date">
            <text:p>4/15/2024 0:33:40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4.25</text:p>
          </table:table-cell>
          <table:table-cell table:style-name="ce3" office:value-type="string" calcext:value-type="string">
            <text:p>7.04</text:p>
          </table:table-cell>
          <table:table-cell table:style-name="ce3" office:value-type="float" office:value="549" calcext:value-type="float">
            <text:p>549</text:p>
          </table:table-cell>
          <table:table-cell table:number-columns-repeated="2"/>
          <table:table-cell table:style-name="ce3" office:value-type="string" calcext:value-type="string">
            <text:p>Pedro Hernández </text:p>
          </table:table-cell>
          <table:table-cell table:style-name="ce4" table:formula="of:=VALUE([.C28])*0.4+VALUE([.D28])*0.6" office:value-type="float" office:value="5.924" calcext:value-type="float">
            <text:p>5.9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35:19.903" calcext:value-type="date">
            <text:p>4/15/2024 0:35:20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4.89</text:p>
          </table:table-cell>
          <table:table-cell table:style-name="ce3" office:value-type="string" calcext:value-type="string">
            <text:p>8.26</text:p>
          </table:table-cell>
          <table:table-cell table:style-name="ce3" office:value-type="float" office:value="153" calcext:value-type="float">
            <text:p>153</text:p>
          </table:table-cell>
          <table:table-cell table:number-columns-repeated="2"/>
          <table:table-cell table:style-name="ce3" office:value-type="string" calcext:value-type="string">
            <text:p>Tudor Safir</text:p>
          </table:table-cell>
          <table:table-cell table:style-name="ce4" table:formula="of:=VALUE([.C29])*0.4+VALUE([.D29])*0.6" office:value-type="float" office:value="6.912" calcext:value-type="float">
            <text:p>6.9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44:50.267" calcext:value-type="date">
            <text:p>4/15/2024 0:44:50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16</text:p>
          </table:table-cell>
          <table:table-cell table:style-name="ce3" office:value-type="string" calcext:value-type="string">
            <text:p>7.22</text:p>
          </table:table-cell>
          <table:table-cell table:style-name="ce3" office:value-type="float" office:value="177" calcext:value-type="float">
            <text:p>177</text:p>
          </table:table-cell>
          <table:table-cell table:number-columns-repeated="2"/>
          <table:table-cell table:style-name="ce3" office:value-type="string" calcext:value-type="string">
            <text:p>Jakub Balewicz</text:p>
          </table:table-cell>
          <table:table-cell table:style-name="ce4" table:formula="of:=VALUE([.C30])*0.4+VALUE([.D30])*0.6" office:value-type="float" office:value="6.396" calcext:value-type="float">
            <text:p>6.4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45:22.39" calcext:value-type="date">
            <text:p>4/15/2024 0:45:22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36</text:p>
          </table:table-cell>
          <table:table-cell table:style-name="ce3" office:value-type="string" calcext:value-type="string">
            <text:p>6.46</text:p>
          </table:table-cell>
          <table:table-cell table:style-name="ce3" office:value-type="float" office:value="499" calcext:value-type="float">
            <text:p>499</text:p>
          </table:table-cell>
          <table:table-cell table:number-columns-repeated="3"/>
          <table:table-cell table:style-name="ce4" table:formula="of:=VALUE([.C31])*0.4+VALUE([.D31])*0.6" office:value-type="float" office:value="6.02" calcext:value-type="float">
            <text:p>6.0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45:25.549" calcext:value-type="date">
            <text:p>4/15/2024 0:45:26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16</text:p>
          </table:table-cell>
          <table:table-cell table:style-name="ce3" office:value-type="string" calcext:value-type="string">
            <text:p>7.22</text:p>
          </table:table-cell>
          <table:table-cell table:style-name="ce3" office:value-type="float" office:value="177" calcext:value-type="float">
            <text:p>177</text:p>
          </table:table-cell>
          <table:table-cell table:number-columns-repeated="2"/>
          <table:table-cell table:style-name="ce3" office:value-type="string" calcext:value-type="string">
            <text:p>Jakub Balewicz</text:p>
          </table:table-cell>
          <table:table-cell table:style-name="ce4" table:formula="of:=VALUE([.C32])*0.4+VALUE([.D32])*0.6" office:value-type="float" office:value="6.796" calcext:value-type="float">
            <text:p>6.8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45:43.454" calcext:value-type="date">
            <text:p>4/15/2024 0:45:43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84</text:p>
          </table:table-cell>
          <table:table-cell table:style-name="ce3" office:value-type="string" calcext:value-type="string">
            <text:p>4.45</text:p>
          </table:table-cell>
          <table:table-cell table:style-name="ce3" office:value-type="float" office:value="1109" calcext:value-type="float">
            <text:p>1109</text:p>
          </table:table-cell>
          <table:table-cell table:number-columns-repeated="3"/>
          <table:table-cell table:style-name="ce4" table:formula="of:=VALUE([.C33])*0.4+VALUE([.D33])*0.6" office:value-type="float" office:value="5.006" calcext:value-type="float">
            <text:p>5.0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50:22.272" calcext:value-type="date">
            <text:p>4/15/2024 0:50:22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32</text:p>
          </table:table-cell>
          <table:table-cell table:style-name="ce3" office:value-type="string" calcext:value-type="string">
            <text:p>7.80</text:p>
          </table:table-cell>
          <table:table-cell table:style-name="ce3" office:value-type="float" office:value="93" calcext:value-type="float">
            <text:p>93</text:p>
          </table:table-cell>
          <table:table-cell table:number-columns-repeated="2"/>
          <table:table-cell table:style-name="ce3" office:value-type="string" calcext:value-type="string">
            <text:p>Leyre</text:p>
          </table:table-cell>
          <table:table-cell table:style-name="ce4" table:formula="of:=VALUE([.C34])*0.4+VALUE([.D34])*0.6" office:value-type="float" office:value="7.208" calcext:value-type="float">
            <text:p>7.2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51:20.495" calcext:value-type="date">
            <text:p>4/15/2024 0:51:20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3.93</text:p>
          </table:table-cell>
          <table:table-cell table:style-name="ce3" office:value-type="string" calcext:value-type="string">
            <text:p>7.14</text:p>
          </table:table-cell>
          <table:table-cell table:style-name="ce3" office:value-type="float" office:value="581" calcext:value-type="float">
            <text:p>581</text:p>
          </table:table-cell>
          <table:table-cell table:number-columns-repeated="3"/>
          <table:table-cell table:style-name="ce4" table:formula="of:=VALUE([.C35])*0.4+VALUE([.D35])*0.6" office:value-type="float" office:value="5.856" calcext:value-type="float">
            <text:p>5.8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52:29.474" calcext:value-type="date">
            <text:p>4/15/2024 0:52:2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36</text:p>
          </table:table-cell>
          <table:table-cell table:style-name="ce3" office:value-type="string" calcext:value-type="string">
            <text:p>5.30</text:p>
          </table:table-cell>
          <table:table-cell table:style-name="ce3" office:value-type="float" office:value="913" calcext:value-type="float">
            <text:p>913</text:p>
          </table:table-cell>
          <table:table-cell table:number-columns-repeated="3"/>
          <table:table-cell table:style-name="ce4" table:formula="of:=VALUE([.C36])*0.4+VALUE([.D36])*0.6" office:value-type="float" office:value="5.324" calcext:value-type="float">
            <text:p>5.3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52:36.92" calcext:value-type="date">
            <text:p>4/15/2024 0:52:37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4.89</text:p>
          </table:table-cell>
          <table:table-cell table:style-name="ce3" office:value-type="string" calcext:value-type="string">
            <text:p>7.44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/>
          <table:table-cell table:style-name="ce3" office:value-type="string" calcext:value-type="string">
            <text:p>Soufian</text:p>
          </table:table-cell>
          <table:table-cell table:style-name="ce4" table:formula="of:=VALUE([.C37])*0.4+VALUE([.D37])*0.6" office:value-type="float" office:value="6.42" calcext:value-type="float">
            <text:p>6.4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56:09.02" calcext:value-type="date">
            <text:p>4/15/2024 0:56:0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68</text:p>
          </table:table-cell>
          <table:table-cell table:style-name="ce3" office:value-type="string" calcext:value-type="string">
            <text:p>6.54</text:p>
          </table:table-cell>
          <table:table-cell table:style-name="ce3" office:value-type="float" office:value="408" calcext:value-type="float">
            <text:p>408</text:p>
          </table:table-cell>
          <table:table-cell table:number-columns-repeated="2"/>
          <table:table-cell table:style-name="ce3" office:value-type="string" calcext:value-type="string">
            <text:p>Alfonso </text:p>
          </table:table-cell>
          <table:table-cell table:style-name="ce4" table:formula="of:=VALUE([.C38])*0.4+VALUE([.D38])*0.6" office:value-type="float" office:value="6.196" calcext:value-type="float">
            <text:p>6.2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58:02.168" calcext:value-type="date">
            <text:p>4/15/2024 0:58:02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32</text:p>
          </table:table-cell>
          <table:table-cell table:style-name="ce3" office:value-type="string" calcext:value-type="string">
            <text:p>6.57</text:p>
          </table:table-cell>
          <table:table-cell table:style-name="ce3" office:value-type="float" office:value="276" calcext:value-type="float">
            <text:p>276</text:p>
          </table:table-cell>
          <table:table-cell table:number-columns-repeated="2"/>
          <table:table-cell table:style-name="ce3" office:value-type="string" calcext:value-type="string">
            <text:p>Savage granny</text:p>
          </table:table-cell>
          <table:table-cell table:style-name="ce4" table:formula="of:=VALUE([.C39])*0.4+VALUE([.D39])*0.6" office:value-type="float" office:value="6.47" calcext:value-type="float">
            <text:p>6.4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0:58:35.341" calcext:value-type="date">
            <text:p>4/15/2024 0:58:35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16</text:p>
          </table:table-cell>
          <table:table-cell table:style-name="ce3" office:value-type="string" calcext:value-type="string">
            <text:p>8.23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3"/>
          <table:table-cell table:style-name="ce4" table:formula="of:=VALUE([.C40])*0.4+VALUE([.D40])*0.6" office:value-type="float" office:value="7.402" calcext:value-type="float">
            <text:p>7.4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00:19.763" calcext:value-type="date">
            <text:p>4/15/2024 1:00:20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00</text:p>
          </table:table-cell>
          <table:table-cell table:style-name="ce3" office:value-type="string" calcext:value-type="string">
            <text:p>7.98</text:p>
          </table:table-cell>
          <table:table-cell table:style-name="ce3" office:value-type="float" office:value="97" calcext:value-type="float">
            <text:p>97</text:p>
          </table:table-cell>
          <table:table-cell table:number-columns-repeated="3"/>
          <table:table-cell table:style-name="ce4" table:formula="of:=VALUE([.C41])*0.4+VALUE([.D41])*0.6" office:value-type="float" office:value="7.188" calcext:value-type="float">
            <text:p>7.1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02:23.238" calcext:value-type="date">
            <text:p>4/15/2024 1:02:23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95</text:p>
          </table:table-cell>
          <table:table-cell table:style-name="ce3" office:value-type="string" calcext:value-type="string">
            <text:p>6.48</text:p>
          </table:table-cell>
          <table:table-cell table:style-name="ce3" office:value-type="float" office:value="219" calcext:value-type="float">
            <text:p>219</text:p>
          </table:table-cell>
          <table:table-cell table:number-columns-repeated="3"/>
          <table:table-cell table:style-name="ce4" table:formula="of:=VALUE([.C42])*0.4+VALUE([.D42])*0.6" office:value-type="float" office:value="6.668" calcext:value-type="float">
            <text:p>6.6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02:42.638" calcext:value-type="date">
            <text:p>4/15/2024 1:02:43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16</text:p>
          </table:table-cell>
          <table:table-cell table:style-name="ce3" office:value-type="string" calcext:value-type="string">
            <text:p>6.75</text:p>
          </table:table-cell>
          <table:table-cell table:style-name="ce3" office:value-type="float" office:value="264" calcext:value-type="float">
            <text:p>264</text:p>
          </table:table-cell>
          <table:table-cell table:number-columns-repeated="3"/>
          <table:table-cell table:style-name="ce4" table:formula="of:=VALUE([.C43])*0.4+VALUE([.D43])*0.6" office:value-type="float" office:value="6.514" calcext:value-type="float">
            <text:p>6.5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02:44.667" calcext:value-type="date">
            <text:p>4/15/2024 1:02:45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16</text:p>
          </table:table-cell>
          <table:table-cell table:style-name="ce3" office:value-type="string" calcext:value-type="string">
            <text:p>7.44</text:p>
          </table:table-cell>
          <table:table-cell table:style-name="ce3" office:value-type="float" office:value="151" calcext:value-type="float">
            <text:p>151</text:p>
          </table:table-cell>
          <table:table-cell table:number-columns-repeated="3"/>
          <table:table-cell table:style-name="ce4" table:formula="of:=VALUE([.C44])*0.4+VALUE([.D44])*0.6" office:value-type="float" office:value="6.928" calcext:value-type="float">
            <text:p>6.9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02:59.408" calcext:value-type="date">
            <text:p>4/15/2024 1:02:5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9.5</text:p>
          </table:table-cell>
          <table:table-cell table:style-name="ce3" office:value-type="string" calcext:value-type="string">
            <text:p>9.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 table:formula="of:=VALUE([.C45])*0.4+VALUE([.D45])*0.6" office:value-type="float" office:value="9.56" calcext:value-type="float">
            <text:p>9.5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03:06.417" calcext:value-type="date">
            <text:p>4/15/2024 1:03:06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7.27</text:p>
          </table:table-cell>
          <table:table-cell table:style-name="ce3" office:value-type="string" calcext:value-type="string">
            <text:p>8.26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2"/>
          <table:table-cell table:style-name="ce3" office:value-type="string" calcext:value-type="string">
            <text:p>Toby van Bergen</text:p>
          </table:table-cell>
          <table:table-cell table:style-name="ce4" table:formula="of:=VALUE([.C46])*0.4+VALUE([.D46])*0.6" office:value-type="float" office:value="7.864" calcext:value-type="float">
            <text:p>7.8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03:17.063" calcext:value-type="date">
            <text:p>4/15/2024 1:03:17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79</text:p>
          </table:table-cell>
          <table:table-cell table:style-name="ce3" office:value-type="string" calcext:value-type="string">
            <text:p>6.91</text:p>
          </table:table-cell>
          <table:table-cell table:style-name="ce3" office:value-type="float" office:value="165" calcext:value-type="float">
            <text:p>165</text:p>
          </table:table-cell>
          <table:table-cell table:number-columns-repeated="3"/>
          <table:table-cell table:style-name="ce4" table:formula="of:=VALUE([.C47])*0.4+VALUE([.D47])*0.6" office:value-type="float" office:value="6.862" calcext:value-type="float">
            <text:p>6.8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03:27.709" calcext:value-type="date">
            <text:p>4/15/2024 1:03:28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52</text:p>
          </table:table-cell>
          <table:table-cell table:style-name="ce3" office:value-type="string" calcext:value-type="string">
            <text:p>7.25</text:p>
          </table:table-cell>
          <table:table-cell table:style-name="ce3" office:value-type="float" office:value="246" calcext:value-type="float">
            <text:p>246</text:p>
          </table:table-cell>
          <table:table-cell table:number-columns-repeated="2"/>
          <table:table-cell table:style-name="ce3" office:value-type="string" calcext:value-type="string">
            <text:p>Devon</text:p>
          </table:table-cell>
          <table:table-cell table:style-name="ce4" table:formula="of:=VALUE([.C48])*0.4+VALUE([.D48])*0.6" office:value-type="float" office:value="6.558" calcext:value-type="float">
            <text:p>6.5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04:11.624" calcext:value-type="date">
            <text:p>4/15/2024 1:04:12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21</text:p>
          </table:table-cell>
          <table:table-cell table:style-name="ce3" office:value-type="string" calcext:value-type="string">
            <text:p>6.67</text:p>
          </table:table-cell>
          <table:table-cell table:style-name="ce3" office:value-type="float" office:value="464" calcext:value-type="float">
            <text:p>464</text:p>
          </table:table-cell>
          <table:table-cell table:number-columns-repeated="3"/>
          <table:table-cell table:style-name="ce4" table:formula="of:=VALUE([.C49])*0.4+VALUE([.D49])*0.6" office:value-type="float" office:value="6.086" calcext:value-type="float">
            <text:p>6.0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04:11.84" calcext:value-type="date">
            <text:p>4/15/2024 1:04:12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48</text:p>
          </table:table-cell>
          <table:table-cell table:style-name="ce3" office:value-type="string" calcext:value-type="string">
            <text:p>7.07</text:p>
          </table:table-cell>
          <table:table-cell table:style-name="ce3" office:value-type="float" office:value="169" calcext:value-type="float">
            <text:p>169</text:p>
          </table:table-cell>
          <table:table-cell table:number-columns-repeated="3"/>
          <table:table-cell table:style-name="ce4" table:formula="of:=VALUE([.C50])*0.4+VALUE([.D50])*0.6" office:value-type="float" office:value="6.834" calcext:value-type="float">
            <text:p>6.8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08:04.837" calcext:value-type="date">
            <text:p>4/15/2024 1:08:05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95</text:p>
          </table:table-cell>
          <table:table-cell table:style-name="ce3" office:value-type="string" calcext:value-type="string">
            <text:p>6.01</text:p>
          </table:table-cell>
          <table:table-cell table:style-name="ce3" office:value-type="float" office:value="315" calcext:value-type="float">
            <text:p>315</text:p>
          </table:table-cell>
          <table:table-cell table:number-columns-repeated="3"/>
          <table:table-cell table:style-name="ce4" table:formula="of:=VALUE([.C51])*0.4+VALUE([.D51])*0.6" office:value-type="float" office:value="6.386" calcext:value-type="float">
            <text:p>6.3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09:39.844" calcext:value-type="date">
            <text:p>4/15/2024 1:09:40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95</text:p>
          </table:table-cell>
          <table:table-cell table:style-name="ce3" office:value-type="string" calcext:value-type="string">
            <text:p>6.47</text:p>
          </table:table-cell>
          <table:table-cell table:style-name="ce3" office:value-type="float" office:value="221" calcext:value-type="float">
            <text:p>221</text:p>
          </table:table-cell>
          <table:table-cell table:number-columns-repeated="2"/>
          <table:table-cell table:style-name="ce3" office:value-type="string" calcext:value-type="string">
            <text:p>Irina C.C.🫶🏻🩷</text:p>
          </table:table-cell>
          <table:table-cell table:style-name="ce4" table:formula="of:=VALUE([.C52])*0.4+VALUE([.D52])*0.6" office:value-type="float" office:value="6.662" calcext:value-type="float">
            <text:p>6.6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10:07.666" calcext:value-type="date">
            <text:p>4/15/2024 1:10:08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32</text:p>
          </table:table-cell>
          <table:table-cell table:style-name="ce3" office:value-type="string" calcext:value-type="string">
            <text:p>6.79</text:p>
          </table:table-cell>
          <table:table-cell table:style-name="ce3" office:value-type="float" office:value="238" calcext:value-type="float">
            <text:p>238</text:p>
          </table:table-cell>
          <table:table-cell table:number-columns-repeated="3"/>
          <table:table-cell table:style-name="ce4" table:formula="of:=VALUE([.C53])*0.4+VALUE([.D53])*0.6" office:value-type="float" office:value="6.602" calcext:value-type="float">
            <text:p>6.6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10:37.838" calcext:value-type="date">
            <text:p>4/15/2024 1:10:38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4.25</text:p>
          </table:table-cell>
          <table:table-cell table:style-name="ce3" office:value-type="string" calcext:value-type="string">
            <text:p>6.88</text:p>
          </table:table-cell>
          <table:table-cell table:style-name="ce3" office:value-type="float" office:value="596" calcext:value-type="float">
            <text:p>596</text:p>
          </table:table-cell>
          <table:table-cell table:number-columns-repeated="3"/>
          <table:table-cell table:style-name="ce4" table:formula="of:=VALUE([.C54])*0.4+VALUE([.D54])*0.6" office:value-type="float" office:value="5.828" calcext:value-type="float">
            <text:p>5.8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38:45.69" calcext:value-type="date">
            <text:p>4/15/2024 1:38:46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1.87</text:p>
          </table:table-cell>
          <table:table-cell table:style-name="ce3" office:value-type="string" calcext:value-type="string">
            <text:p>8.83</text:p>
          </table:table-cell>
          <table:table-cell table:style-name="ce3" office:value-type="float" office:value="488" calcext:value-type="float">
            <text:p>488</text:p>
          </table:table-cell>
          <table:table-cell table:number-columns-repeated="3"/>
          <table:table-cell table:style-name="ce4" table:formula="of:=VALUE([.C55])*0.4+VALUE([.D55])*0.6" office:value-type="float" office:value="6.046" calcext:value-type="float">
            <text:p>6.0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40:52.385" calcext:value-type="date">
            <text:p>4/15/2024 1:40:52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20</text:p>
          </table:table-cell>
          <table:table-cell table:style-name="ce3" office:value-type="string" calcext:value-type="string">
            <text:p>5.65</text:p>
          </table:table-cell>
          <table:table-cell table:style-name="ce3" office:value-type="float" office:value="804" calcext:value-type="float">
            <text:p>804</text:p>
          </table:table-cell>
          <table:table-cell table:number-columns-repeated="3"/>
          <table:table-cell table:style-name="ce4" table:formula="of:=VALUE([.C56])*0.4+VALUE([.D56])*0.6" office:value-type="float" office:value="5.47" calcext:value-type="float">
            <text:p>5.4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41:49.29" calcext:value-type="date">
            <text:p>4/15/2024 1:41:4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4.09</text:p>
          </table:table-cell>
          <table:table-cell table:style-name="ce3" office:value-type="string" calcext:value-type="string">
            <text:p>6.96</text:p>
          </table:table-cell>
          <table:table-cell table:style-name="ce3" office:value-type="float" office:value="612" calcext:value-type="float">
            <text:p>612</text:p>
          </table:table-cell>
          <table:table-cell table:number-columns-repeated="3"/>
          <table:table-cell table:style-name="ce4" table:formula="of:=VALUE([.C57])*0.4+VALUE([.D57])*0.6" office:value-type="float" office:value="5.812" calcext:value-type="float">
            <text:p>5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46:29.587" calcext:value-type="date">
            <text:p>4/15/2024 1:46:30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7.25</text:p>
          </table:table-cell>
          <table:table-cell table:style-name="ce3" office:value-type="float" office:value="192" calcext:value-type="float">
            <text:p>192</text:p>
          </table:table-cell>
          <table:table-cell table:number-columns-repeated="2"/>
          <table:table-cell table:style-name="ce3" office:value-type="string" calcext:value-type="string">
            <text:p>Andrei</text:p>
          </table:table-cell>
          <table:table-cell table:style-name="ce4" table:formula="of:=VALUE([.C58])*0.4+VALUE([.D58])*0.6" office:value-type="float" office:value="6.75" calcext:value-type="float">
            <text:p>6.7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55:05.992" calcext:value-type="date">
            <text:p>4/15/2024 1:55:06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3.93</text:p>
          </table:table-cell>
          <table:table-cell table:style-name="ce3" office:value-type="string" calcext:value-type="string">
            <text:p>5.11</text:p>
          </table:table-cell>
          <table:table-cell table:style-name="ce3" office:value-type="float" office:value="1321" calcext:value-type="float">
            <text:p>1321</text:p>
          </table:table-cell>
          <table:table-cell table:number-columns-repeated="3"/>
          <table:table-cell table:style-name="ce4" table:formula="of:=VALUE([.C59])*0.4+VALUE([.D59])*0.6" office:value-type="float" office:value="4.638" calcext:value-type="float">
            <text:p>4.6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1:57:03.883" calcext:value-type="date">
            <text:p>4/15/2024 1:57:04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3.77</text:p>
          </table:table-cell>
          <table:table-cell table:style-name="ce3" office:value-type="string" calcext:value-type="string">
            <text:p>7.88</text:p>
          </table:table-cell>
          <table:table-cell table:style-name="ce3" office:value-type="float" office:value="387" calcext:value-type="float">
            <text:p>387</text:p>
          </table:table-cell>
          <table:table-cell table:number-columns-repeated="2"/>
          <table:table-cell table:style-name="ce3" office:value-type="string" calcext:value-type="string">
            <text:p>scott</text:p>
          </table:table-cell>
          <table:table-cell table:style-name="ce4" table:formula="of:=VALUE([.C60])*0.4+VALUE([.D60])*0.6" office:value-type="float" office:value="6.236" calcext:value-type="float">
            <text:p>6.2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2:02:10.392" calcext:value-type="date">
            <text:p>4/15/2024 2:02:10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2.66</text:p>
          </table:table-cell>
          <table:table-cell table:style-name="ce3" office:value-type="string" calcext:value-type="string">
            <text:p>5.75</text:p>
          </table:table-cell>
          <table:table-cell table:style-name="ce3" office:value-type="float" office:value="1384" calcext:value-type="float">
            <text:p>1384</text:p>
          </table:table-cell>
          <table:table-cell table:number-columns-repeated="3"/>
          <table:table-cell table:style-name="ce4" table:formula="of:=VALUE([.C61])*0.4+VALUE([.D61])*0.6" office:value-type="float" office:value="4.514" calcext:value-type="float">
            <text:p>4.5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2:04:08.251" calcext:value-type="date">
            <text:p>4/15/2024 2:04:08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3.62</text:p>
          </table:table-cell>
          <table:table-cell table:style-name="ce3" office:value-type="string" calcext:value-type="string">
            <text:p>6.84</text:p>
          </table:table-cell>
          <table:table-cell table:style-name="ce3" office:value-type="float" office:value="756" calcext:value-type="float">
            <text:p>756</text:p>
          </table:table-cell>
          <table:table-cell table:number-columns-repeated="2"/>
          <table:table-cell table:style-name="ce3" office:value-type="string" calcext:value-type="string">
            <text:p>Theo</text:p>
          </table:table-cell>
          <table:table-cell table:style-name="ce4" table:formula="of:=VALUE([.C62])*0.4+VALUE([.D62])*0.6" office:value-type="float" office:value="5.552" calcext:value-type="float">
            <text:p>5.5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2:04:15.53" calcext:value-type="date">
            <text:p>4/15/2024 2:04:16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05</text:p>
          </table:table-cell>
          <table:table-cell table:style-name="ce3" office:value-type="string" calcext:value-type="string">
            <text:p>6.06</text:p>
          </table:table-cell>
          <table:table-cell table:style-name="ce3" office:value-type="float" office:value="695" calcext:value-type="float">
            <text:p>695</text:p>
          </table:table-cell>
          <table:table-cell table:number-columns-repeated="3"/>
          <table:table-cell table:style-name="ce4" table:formula="of:=VALUE([.C63])*0.4+VALUE([.D63])*0.6" office:value-type="float" office:value="5.656" calcext:value-type="float">
            <text:p>5.6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2:07:11.481" calcext:value-type="date">
            <text:p>4/15/2024 2:07:11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7.3</text:p>
          </table:table-cell>
          <table:table-cell table:style-name="ce3" office:value-type="float" office:value="182" calcext:value-type="float">
            <text:p>182</text:p>
          </table:table-cell>
          <table:table-cell table:number-columns-repeated="3"/>
          <table:table-cell table:style-name="ce4" table:formula="of:=VALUE([.C64])*0.4+VALUE([.D64])*0.6" office:value-type="float" office:value="6.78" calcext:value-type="float">
            <text:p>6.7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2:11:44.998" calcext:value-type="date">
            <text:p>4/15/2024 2:11:45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00</text:p>
          </table:table-cell>
          <table:table-cell table:style-name="ce3" office:value-type="string" calcext:value-type="string">
            <text:p>7.77</text:p>
          </table:table-cell>
          <table:table-cell table:style-name="ce3" office:value-type="float" office:value="130" calcext:value-type="float">
            <text:p>130</text:p>
          </table:table-cell>
          <table:table-cell table:number-columns-repeated="2"/>
          <table:table-cell table:style-name="ce3" office:value-type="string" calcext:value-type="string">
            <text:p>Cricket</text:p>
          </table:table-cell>
          <table:table-cell table:style-name="ce4" table:formula="of:=VALUE([.C65])*0.4+VALUE([.D65])*0.6" office:value-type="float" office:value="7.062" calcext:value-type="float">
            <text:p>7.0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2:12:54.407" calcext:value-type="date">
            <text:p>4/15/2024 2:12:54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52</text:p>
          </table:table-cell>
          <table:table-cell table:style-name="ce3" office:value-type="string" calcext:value-type="string">
            <text:p>5.57</text:p>
          </table:table-cell>
          <table:table-cell table:style-name="ce3" office:value-type="float" office:value="754" calcext:value-type="float">
            <text:p>754</text:p>
          </table:table-cell>
          <table:table-cell table:number-columns-repeated="3"/>
          <table:table-cell table:style-name="ce4" table:formula="of:=VALUE([.C66])*0.4+VALUE([.D66])*0.6" office:value-type="float" office:value="5.55" calcext:value-type="float">
            <text:p>5.5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2:21:56.266" calcext:value-type="date">
            <text:p>4/15/2024 2:21:56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7.59</text:p>
          </table:table-cell>
          <table:table-cell table:style-name="ce3" office:value-type="string" calcext:value-type="string">
            <text:p>7.49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3"/>
          <table:table-cell table:style-name="ce4" table:formula="of:=VALUE([.C67])*0.4+VALUE([.D67])*0.6" office:value-type="float" office:value="7.53" calcext:value-type="float">
            <text:p>7.5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2:25:32.046" calcext:value-type="date">
            <text:p>4/15/2024 2:25:32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68</text:p>
          </table:table-cell>
          <table:table-cell table:style-name="ce3" office:value-type="string" calcext:value-type="string">
            <text:p>6.33</text:p>
          </table:table-cell>
          <table:table-cell table:style-name="ce3" office:value-type="float" office:value="472" calcext:value-type="float">
            <text:p>472</text:p>
          </table:table-cell>
          <table:table-cell table:number-columns-repeated="2"/>
          <table:table-cell table:style-name="ce3" office:value-type="string" calcext:value-type="string">
            <text:p>wiki </text:p>
          </table:table-cell>
          <table:table-cell table:style-name="ce4" table:formula="of:=VALUE([.C68])*0.4+VALUE([.D68])*0.6" office:value-type="float" office:value="6.07" calcext:value-type="float">
            <text:p>6.0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2:30:36.497" calcext:value-type="date">
            <text:p>4/15/2024 2:30:36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4.89</text:p>
          </table:table-cell>
          <table:table-cell table:style-name="ce3" office:value-type="string" calcext:value-type="string">
            <text:p>6.54</text:p>
          </table:table-cell>
          <table:table-cell table:style-name="ce3" office:value-type="float" office:value="575" calcext:value-type="float">
            <text:p>575</text:p>
          </table:table-cell>
          <table:table-cell table:number-columns-repeated="3"/>
          <table:table-cell table:style-name="ce4" table:formula="of:=VALUE([.C69])*0.4+VALUE([.D69])*0.6" office:value-type="float" office:value="5.88" calcext:value-type="float">
            <text:p>5.8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3:50:38.646" calcext:value-type="date">
            <text:p>4/15/2024 3:50:3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32</text:p>
          </table:table-cell>
          <table:table-cell table:style-name="ce3" office:value-type="string" calcext:value-type="string">
            <text:p>6.27</text:p>
          </table:table-cell>
          <table:table-cell table:style-name="ce3" office:value-type="float" office:value="351" calcext:value-type="float">
            <text:p>351</text:p>
          </table:table-cell>
          <table:table-cell table:number-columns-repeated="3"/>
          <table:table-cell table:style-name="ce4" table:formula="of:=VALUE([.C70])*0.4+VALUE([.D70])*0.6" office:value-type="float" office:value="6.29" calcext:value-type="float">
            <text:p>6.2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4:02:56.01" calcext:value-type="date">
            <text:p>4/15/2024 4:02:56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4.73</text:p>
          </table:table-cell>
          <table:table-cell table:style-name="ce3" office:value-type="string" calcext:value-type="string">
            <text:p>6.98</text:p>
          </table:table-cell>
          <table:table-cell table:style-name="ce3" office:value-type="float" office:value="467" calcext:value-type="float">
            <text:p>467</text:p>
          </table:table-cell>
          <table:table-cell table:number-columns-repeated="3"/>
          <table:table-cell table:style-name="ce4" table:formula="of:=VALUE([.C71])*0.4+VALUE([.D71])*0.6" office:value-type="float" office:value="6.08" calcext:value-type="float">
            <text:p>6.0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4:16:58.286" calcext:value-type="date">
            <text:p>4/15/2024 4:16:58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7.11</text:p>
          </table:table-cell>
          <table:table-cell table:style-name="ce3" office:value-type="string" calcext:value-type="string">
            <text:p>7.05</text:p>
          </table:table-cell>
          <table:table-cell table:style-name="ce3" office:value-type="float" office:value="128" calcext:value-type="float">
            <text:p>128</text:p>
          </table:table-cell>
          <table:table-cell table:number-columns-repeated="3"/>
          <table:table-cell table:style-name="ce4" table:formula="of:=VALUE([.C72])*0.4+VALUE([.D72])*0.6" office:value-type="float" office:value="7.074" calcext:value-type="float">
            <text:p>7.0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4:32:28.565" calcext:value-type="date">
            <text:p>4/15/2024 4:32:2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05</text:p>
          </table:table-cell>
          <table:table-cell table:style-name="ce3" office:value-type="string" calcext:value-type="string">
            <text:p>7.7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3"/>
          <table:table-cell table:style-name="ce4" table:formula="of:=VALUE([.C73])*0.4+VALUE([.D73])*0.6" office:value-type="float" office:value="7.04" calcext:value-type="float">
            <text:p>7.0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5:05:31.267" calcext:value-type="date">
            <text:p>4/15/2024 5:05:31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7.11</text:p>
          </table:table-cell>
          <table:table-cell table:style-name="ce3" office:value-type="string" calcext:value-type="string">
            <text:p>5.74</text:p>
          </table:table-cell>
          <table:table-cell table:style-name="ce3" office:value-type="float" office:value="352" calcext:value-type="float">
            <text:p>352</text:p>
          </table:table-cell>
          <table:table-cell table:number-columns-repeated="3"/>
          <table:table-cell table:style-name="ce4" table:formula="of:=VALUE([.C74])*0.4+VALUE([.D74])*0.6" office:value-type="float" office:value="6.288" calcext:value-type="float">
            <text:p>6.2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5:06:40.053" calcext:value-type="date">
            <text:p>4/15/2024 5:06:40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4.89</text:p>
          </table:table-cell>
          <table:table-cell table:style-name="ce3" office:value-type="string" calcext:value-type="string">
            <text:p>7.68</text:p>
          </table:table-cell>
          <table:table-cell table:style-name="ce3" office:value-type="float" office:value="245" calcext:value-type="float">
            <text:p>245</text:p>
          </table:table-cell>
          <table:table-cell table:number-columns-repeated="3"/>
          <table:table-cell table:style-name="ce4" table:formula="of:=VALUE([.C75])*0.4+VALUE([.D75])*0.6" office:value-type="float" office:value="6.564" calcext:value-type="float">
            <text:p>6.5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5:22:14.568" calcext:value-type="date">
            <text:p>4/15/2024 5:22:15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3.93</text:p>
          </table:table-cell>
          <table:table-cell table:style-name="ce3" office:value-type="string" calcext:value-type="string">
            <text:p>6.46</text:p>
          </table:table-cell>
          <table:table-cell table:style-name="ce3" office:value-type="float" office:value="824" calcext:value-type="float">
            <text:p>824</text:p>
          </table:table-cell>
          <table:table-cell table:number-columns-repeated="3"/>
          <table:table-cell table:style-name="ce4" table:formula="of:=VALUE([.C76])*0.4+VALUE([.D76])*0.6" office:value-type="float" office:value="5.448" calcext:value-type="float">
            <text:p>5.4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5:40:11.779" calcext:value-type="date">
            <text:p>4/15/2024 5:40:12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36</text:p>
          </table:table-cell>
          <table:table-cell table:style-name="ce3" office:value-type="string" calcext:value-type="string">
            <text:p>7.32</text:p>
          </table:table-cell>
          <table:table-cell table:style-name="ce3" office:value-type="float" office:value="257" calcext:value-type="float">
            <text:p>257</text:p>
          </table:table-cell>
          <table:table-cell table:number-columns-repeated="3"/>
          <table:table-cell table:style-name="ce4" table:formula="of:=VALUE([.C77])*0.4+VALUE([.D77])*0.6" office:value-type="float" office:value="6.536" calcext:value-type="float">
            <text:p>6.5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6:11:00.553" calcext:value-type="date">
            <text:p>4/15/2024 6:11:01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52</text:p>
          </table:table-cell>
          <table:table-cell table:style-name="ce3" office:value-type="string" calcext:value-type="string">
            <text:p>8.20</text:p>
          </table:table-cell>
          <table:table-cell table:style-name="ce3" office:value-type="float" office:value="113" calcext:value-type="float">
            <text:p>113</text:p>
          </table:table-cell>
          <table:table-cell table:number-columns-repeated="3"/>
          <table:table-cell table:style-name="ce4" table:formula="of:=VALUE([.C78])*0.4+VALUE([.D78])*0.6" office:value-type="float" office:value="7.128" calcext:value-type="float">
            <text:p>7.1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6:11:41.268" calcext:value-type="date">
            <text:p>4/15/2024 6:11:41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7.43</text:p>
          </table:table-cell>
          <table:table-cell table:style-name="ce3" office:value-type="string" calcext:value-type="string">
            <text:p>8.57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3"/>
          <table:table-cell table:style-name="ce4" table:formula="of:=VALUE([.C79])*0.4+VALUE([.D79])*0.6" office:value-type="float" office:value="8.114" calcext:value-type="float">
            <text:p>8.1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6:13:02.439" calcext:value-type="date">
            <text:p>4/15/2024 6:13:02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16</text:p>
          </table:table-cell>
          <table:table-cell table:style-name="ce3" office:value-type="string" calcext:value-type="string">
            <text:p>6.65</text:p>
          </table:table-cell>
          <table:table-cell table:style-name="ce3" office:value-type="float" office:value="284" calcext:value-type="float">
            <text:p>284</text:p>
          </table:table-cell>
          <table:table-cell table:number-columns-repeated="3"/>
          <table:table-cell table:style-name="ce4" table:formula="of:=VALUE([.C80])*0.4+VALUE([.D80])*0.6" office:value-type="float" office:value="6.454" calcext:value-type="float">
            <text:p>6.4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6:44:55.085" calcext:value-type="date">
            <text:p>4/15/2024 6:44:55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64</text:p>
          </table:table-cell>
          <table:table-cell table:style-name="ce3" office:value-type="string" calcext:value-type="string">
            <text:p>7.3</text:p>
          </table:table-cell>
          <table:table-cell table:style-name="ce3" office:value-type="float" office:value="136" calcext:value-type="float">
            <text:p>136</text:p>
          </table:table-cell>
          <table:table-cell table:number-columns-repeated="3"/>
          <table:table-cell table:style-name="ce4" table:formula="of:=VALUE([.C81])*0.4+VALUE([.D81])*0.6" office:value-type="float" office:value="7.036" calcext:value-type="float">
            <text:p>7.0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6:53:35.166" calcext:value-type="date">
            <text:p>4/15/2024 6:53:35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79</text:p>
          </table:table-cell>
          <table:table-cell table:style-name="ce3" office:value-type="string" calcext:value-type="string">
            <text:p>6.83</text:p>
          </table:table-cell>
          <table:table-cell table:style-name="ce3" office:value-type="float" office:value="175" calcext:value-type="float">
            <text:p>175</text:p>
          </table:table-cell>
          <table:table-cell table:number-columns-repeated="3"/>
          <table:table-cell table:style-name="ce4" table:formula="of:=VALUE([.C82])*0.4+VALUE([.D82])*0.6" office:value-type="float" office:value="6.814" calcext:value-type="float">
            <text:p>6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6:55:36.335" calcext:value-type="date">
            <text:p>4/15/2024 6:55:36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7.75</text:p>
          </table:table-cell>
          <table:table-cell table:style-name="ce3" office:value-type="string" calcext:value-type="string">
            <text:p>7.06</text:p>
          </table:table-cell>
          <table:table-cell table:style-name="ce3" office:value-type="float" office:value="78" calcext:value-type="float">
            <text:p>78</text:p>
          </table:table-cell>
          <table:table-cell table:number-columns-repeated="3"/>
          <table:table-cell table:style-name="ce4" table:formula="of:=VALUE([.C83])*0.4+VALUE([.D83])*0.6" office:value-type="float" office:value="7.336" calcext:value-type="float">
            <text:p>7.3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6:57:59.282" calcext:value-type="date">
            <text:p>4/15/2024 6:57:5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68</text:p>
          </table:table-cell>
          <table:table-cell table:style-name="ce3" office:value-type="string" calcext:value-type="string">
            <text:p>7.59</text:p>
          </table:table-cell>
          <table:table-cell table:style-name="ce3" office:value-type="float" office:value="170" calcext:value-type="float">
            <text:p>170</text:p>
          </table:table-cell>
          <table:table-cell table:number-columns-repeated="3"/>
          <table:table-cell table:style-name="ce4" table:formula="of:=VALUE([.C84])*0.4+VALUE([.D84])*0.6" office:value-type="float" office:value="6.826" calcext:value-type="float">
            <text:p>6.8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7:16:36.054" calcext:value-type="date">
            <text:p>4/15/2024 7:16:36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8.22</text:p>
          </table:table-cell>
          <table:table-cell table:style-name="ce3" office:value-type="string" calcext:value-type="string">
            <text:p>5.00</text:p>
          </table:table-cell>
          <table:table-cell table:style-name="ce3" office:value-type="float" office:value="423" calcext:value-type="float">
            <text:p>423</text:p>
          </table:table-cell>
          <table:table-cell table:number-columns-repeated="3"/>
          <table:table-cell table:style-name="ce4" table:formula="of:=VALUE([.C85])*0.4+VALUE([.D85])*0.6" office:value-type="float" office:value="6.288" calcext:value-type="float">
            <text:p>6.2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7:19:36.496" calcext:value-type="date">
            <text:p>4/15/2024 7:19:36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84</text:p>
          </table:table-cell>
          <table:table-cell table:style-name="ce3" office:value-type="string" calcext:value-type="string">
            <text:p>6.52</text:p>
          </table:table-cell>
          <table:table-cell table:style-name="ce3" office:value-type="float" office:value="385" calcext:value-type="float">
            <text:p>385</text:p>
          </table:table-cell>
          <table:table-cell table:number-columns-repeated="2"/>
          <table:table-cell table:style-name="ce3" office:value-type="string" calcext:value-type="string">
            <text:p>Bram Jespers</text:p>
          </table:table-cell>
          <table:table-cell table:style-name="ce4" table:formula="of:=VALUE([.C86])*0.4+VALUE([.D86])*0.6" office:value-type="float" office:value="6.248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7:21:16.114" calcext:value-type="date">
            <text:p>4/15/2024 7:21:16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8.23</text:p>
          </table:table-cell>
          <table:table-cell table:style-name="ce3" office:value-type="string" calcext:value-type="string">
            <text:p>5.82</text:p>
          </table:table-cell>
          <table:table-cell table:style-name="ce3" office:value-type="float" office:value="181" calcext:value-type="float">
            <text:p>181</text:p>
          </table:table-cell>
          <table:table-cell table:number-columns-repeated="2"/>
          <table:table-cell table:style-name="ce3" office:value-type="string" calcext:value-type="string">
            <text:p>jonas</text:p>
          </table:table-cell>
          <table:table-cell table:style-name="ce4" table:formula="of:=VALUE([.C87])*0.4+VALUE([.D87])*0.6" office:value-type="float" office:value="6.784" calcext:value-type="float">
            <text:p>6.7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7:29:28.512" calcext:value-type="date">
            <text:p>4/15/2024 7:29:2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7.98</text:p>
          </table:table-cell>
          <table:table-cell table:style-name="ce3" office:value-type="float" office:value="96" calcext:value-type="float">
            <text:p>96</text:p>
          </table:table-cell>
          <table:table-cell table:number-columns-repeated="3"/>
          <table:table-cell table:style-name="ce4" table:formula="of:=VALUE([.C88])*0.4+VALUE([.D88])*0.6" office:value-type="float" office:value="7.188" calcext:value-type="float">
            <text:p>7.1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7:33:01.342" calcext:value-type="date">
            <text:p>4/15/2024 7:33:01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20</text:p>
          </table:table-cell>
          <table:table-cell table:style-name="ce3" office:value-type="string" calcext:value-type="string">
            <text:p>6.49</text:p>
          </table:table-cell>
          <table:table-cell table:style-name="ce3" office:value-type="float" office:value="523" calcext:value-type="float">
            <text:p>523</text:p>
          </table:table-cell>
          <table:table-cell table:number-columns-repeated="3"/>
          <table:table-cell table:style-name="ce4" table:formula="of:=VALUE([.C89])*0.4+VALUE([.D89])*0.6" office:value-type="float" office:value="5.974" calcext:value-type="float">
            <text:p>5.9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7:37:01.183" calcext:value-type="date">
            <text:p>4/15/2024 7:37:01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0.00</text:p>
          </table:table-cell>
          <table:table-cell table:style-name="ce3" office:value-type="string" calcext:value-type="string">
            <text:p>7.66</text:p>
          </table:table-cell>
          <table:table-cell table:style-name="ce3" office:value-type="float" office:value="1343" calcext:value-type="float">
            <text:p>1343</text:p>
          </table:table-cell>
          <table:table-cell table:number-columns-repeated="3"/>
          <table:table-cell table:style-name="ce4" table:formula="of:=VALUE([.C90])*0.4+VALUE([.D90])*0.6" office:value-type="float" office:value="4.596" calcext:value-type="float">
            <text:p>4.6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7:46:19.429" calcext:value-type="date">
            <text:p>4/15/2024 7:46:1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7.59</text:p>
          </table:table-cell>
          <table:table-cell table:style-name="ce3" office:value-type="string" calcext:value-type="string">
            <text:p>8.19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3"/>
          <table:table-cell table:style-name="ce4" table:formula="of:=VALUE([.C91])*0.4+VALUE([.D91])*0.6" office:value-type="float" office:value="7.95" calcext:value-type="float">
            <text:p>7.9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7:48:19.075" calcext:value-type="date">
            <text:p>4/15/2024 7:48:1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5.04</text:p>
          </table:table-cell>
          <table:table-cell table:style-name="ce3" office:value-type="string" calcext:value-type="string">
            <text:p>5.91</text:p>
          </table:table-cell>
          <table:table-cell table:style-name="ce3" office:value-type="float" office:value="741" calcext:value-type="float">
            <text:p>741</text:p>
          </table:table-cell>
          <table:table-cell table:number-columns-repeated="3"/>
          <table:table-cell table:style-name="ce4" table:formula="of:=VALUE([.C92])*0.4+VALUE([.D92])*0.6" office:value-type="float" office:value="5.562" calcext:value-type="float">
            <text:p>5.5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8:12:27.468" calcext:value-type="date">
            <text:p>4/15/2024 8:12:27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79</text:p>
          </table:table-cell>
          <table:table-cell table:style-name="ce3" office:value-type="string" calcext:value-type="string">
            <text:p>7.39</text:p>
          </table:table-cell>
          <table:table-cell table:style-name="ce3" office:value-type="float" office:value="105" calcext:value-type="float">
            <text:p>105</text:p>
          </table:table-cell>
          <table:table-cell table:number-columns-repeated="3"/>
          <table:table-cell table:style-name="ce4" table:formula="of:=VALUE([.C93])*0.4+VALUE([.D93])*0.6" office:value-type="float" office:value="7.15" calcext:value-type="float">
            <text:p>7.1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8:34:04.751" calcext:value-type="date">
            <text:p>4/15/2024 8:34:05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3.14</text:p>
          </table:table-cell>
          <table:table-cell table:style-name="ce3" office:value-type="string" calcext:value-type="string">
            <text:p>5.7</text:p>
          </table:table-cell>
          <table:table-cell table:style-name="ce3" office:value-type="float" office:value="1296" calcext:value-type="float">
            <text:p>1296</text:p>
          </table:table-cell>
          <table:table-cell table:number-columns-repeated="3"/>
          <table:table-cell table:style-name="ce4" table:formula="of:=VALUE([.C94])*0.4+VALUE([.D94])*0.6" office:value-type="float" office:value="4.676" calcext:value-type="float">
            <text:p>4.6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8:47:27.526" calcext:value-type="date">
            <text:p>4/15/2024 8:47:28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16</text:p>
          </table:table-cell>
          <table:table-cell table:style-name="ce3" office:value-type="string" calcext:value-type="string">
            <text:p>6.43</text:p>
          </table:table-cell>
          <table:table-cell table:style-name="ce3" office:value-type="float" office:value="341" calcext:value-type="float">
            <text:p>341</text:p>
          </table:table-cell>
          <table:table-cell table:number-columns-repeated="3"/>
          <table:table-cell table:style-name="ce4" table:formula="of:=VALUE([.C95])*0.4+VALUE([.D95])*0.6" office:value-type="float" office:value="6.322" calcext:value-type="float">
            <text:p>6.3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9:04:18.914" calcext:value-type="date">
            <text:p>4/15/2024 9:04:19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32</text:p>
          </table:table-cell>
          <table:table-cell table:style-name="ce3" office:value-type="string" calcext:value-type="string">
            <text:p>5.32</text:p>
          </table:table-cell>
          <table:table-cell table:style-name="ce3" office:value-type="float" office:value="660" calcext:value-type="float">
            <text:p>660</text:p>
          </table:table-cell>
          <table:table-cell table:number-columns-repeated="3"/>
          <table:table-cell table:style-name="ce4" table:formula="of:=VALUE([.C96])*0.4+VALUE([.D96])*0.6" office:value-type="float" office:value="5.72" calcext:value-type="float">
            <text:p>5.7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9:18:53.364" calcext:value-type="date">
            <text:p>4/15/2024 9:18:53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7.59</text:p>
          </table:table-cell>
          <table:table-cell table:style-name="ce3" office:value-type="string" calcext:value-type="string">
            <text:p>5.24</text:p>
          </table:table-cell>
          <table:table-cell table:style-name="ce3" office:value-type="float" office:value="422" calcext:value-type="float">
            <text:p>422</text:p>
          </table:table-cell>
          <table:table-cell table:number-columns-repeated="2"/>
          <table:table-cell table:style-name="ce3" office:value-type="string" calcext:value-type="string">
            <text:p>Tommaso Di Pompeo</text:p>
          </table:table-cell>
          <table:table-cell table:style-name="ce4" table:formula="of:=VALUE([.C97])*0.4+VALUE([.D97])*0.6" office:value-type="float" office:value="6.18" calcext:value-type="float">
            <text:p>6.1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09:26:47.742" calcext:value-type="date">
            <text:p>4/15/2024 9:26:48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6.16</text:p>
          </table:table-cell>
          <table:table-cell table:style-name="ce3" office:value-type="string" calcext:value-type="string">
            <text:p>7.79</text:p>
          </table:table-cell>
          <table:table-cell table:style-name="ce3" office:value-type="float" office:value="109" calcext:value-type="float">
            <text:p>109</text:p>
          </table:table-cell>
          <table:table-cell table:number-columns-repeated="3"/>
          <table:table-cell table:style-name="ce4" table:formula="of:=VALUE([.C98])*0.4+VALUE([.D98])*0.6" office:value-type="float" office:value="7.138" calcext:value-type="float">
            <text:p>7.1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4-04-15T10:16:00.834" calcext:value-type="date">
            <text:p>4/15/2024 10:16:01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8.07</text:p>
          </table:table-cell>
          <table:table-cell table:style-name="ce3" office:value-type="string" calcext:value-type="string">
            <text:p>4.75</text:p>
          </table:table-cell>
          <table:table-cell table:style-name="ce3" office:value-type="float" office:value="470" calcext:value-type="float">
            <text:p>470</text:p>
          </table:table-cell>
          <table:table-cell table:number-columns-repeated="3"/>
          <table:table-cell table:style-name="ce4" table:formula="of:=VALUE([.C99])*0.4+VALUE([.D99])*0.6" office:value-type="float" office:value="6.078" calcext:value-type="float">
            <text:p>6.08</text:p>
          </table:table-cell>
          <table:table-cell table:number-columns-repeated="1015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m_20_Yanıtları_20_1" style:display-name="PageStyle_Form Yanıtları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59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4.009cm" svg:y="4.609cm" style:legend-expansion="high" chart:style-name="ch2"/>
        <chart:plot-area chart:style-name="ch3" table:cell-range-address="'Form Yanıtları 1'.I2:'Form Yanıtları 1'.I199 'Form Yanıtları 1'.E1:'Form Yanıtları 1'.E199" chart:data-source-has-labels="row" svg:x="0.317cm" svg:y="0.196cm" svg:width="13.375cm" svg:height="8.394cm">
          <chartooo:coordinate-region svg:x="1.159cm" svg:y="0.395cm" svg:width="12.346cm" svg:height="7.698cm"/>
          <chart:axis chart:dimension="x" chart:name="primary-x" chart:style-name="ch4">
            <chart:title svg:x="6.384cm" svg:y="8.787cm" chart:style-name="ch5">
              <text:p>ranking</text:p>
            </chart:title>
            <chart:grid chart:style-name="ch6" chart:class="major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'Form Yanıtları 1'.E2:'Form Yanıtları 1'.E199" chart:label-cell-address="'Form Yanıtları 1'.E1:'Form Yanıtları 1'.E1" chart:class="chart:scatter">
            <chart:domain table:cell-range-address="'Form Yanıtları 1'.I2:'Form Yanıtları 1'.I199"/>
            <chart:data-point chart:repeated="1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ranking</text:p>
                <draw:g>
                  <svg:desc>'Form Yanıtları 1'.E1:'Form Yanıtları 1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78">
                <text:p>4.78</text:p>
                <draw:g>
                  <svg:desc>'Form Yanıtları 1'.I2:'Form Yanıtları 1'.I199</svg:desc>
                </draw:g>
              </table:table-cell>
              <table:table-cell office:value-type="float" office:value="1389">
                <text:p>1389</text:p>
                <draw:g>
                  <svg:desc>'Form Yanıtları 1'.E2:'Form Yanıtları 1'.E1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224">
                <text:p>5.224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076">
                <text:p>8.07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084">
                <text:p>7.08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62">
                <text:p>6.6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552">
                <text:p>7.55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26">
                <text:p>6.126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08">
                <text:p>4.508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2">
                <text:p>7.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978">
                <text:p>5.978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608">
                <text:p>6.60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398">
                <text:p>6.39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76">
                <text:p>6.57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92">
                <text:p>2.92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026">
                <text:p>7.02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874">
                <text:p>7.87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18">
                <text:p>6.18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498">
                <text:p>5.498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276">
                <text:p>6.27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2">
                <text:p>7.5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518">
                <text:p>6.51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93">
                <text:p>4.93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11">
                <text:p>7.1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736">
                <text:p>6.73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954">
                <text:p>6.95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164">
                <text:p>7.1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924">
                <text:p>5.924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912">
                <text:p>6.91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396">
                <text:p>6.39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02">
                <text:p>6.0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796">
                <text:p>6.79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006">
                <text:p>5.006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208">
                <text:p>7.20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856">
                <text:p>5.856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324">
                <text:p>5.324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42">
                <text:p>6.42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196">
                <text:p>6.196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47">
                <text:p>6.47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402">
                <text:p>7.40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188">
                <text:p>7.18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668">
                <text:p>6.66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514">
                <text:p>6.51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928">
                <text:p>6.92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56">
                <text:p>9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864">
                <text:p>7.86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862">
                <text:p>6.86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558">
                <text:p>6.55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086">
                <text:p>6.086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834">
                <text:p>6.83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386">
                <text:p>6.38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662">
                <text:p>6.66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602">
                <text:p>6.60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828">
                <text:p>5.82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046">
                <text:p>6.046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7">
                <text:p>5.47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812">
                <text:p>5.812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75">
                <text:p>6.7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638">
                <text:p>4.638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236">
                <text:p>6.23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514">
                <text:p>4.514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552">
                <text:p>5.552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656">
                <text:p>5.656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78">
                <text:p>6.7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062">
                <text:p>7.06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55">
                <text:p>5.55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53">
                <text:p>7.5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07">
                <text:p>6.07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88">
                <text:p>5.88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29">
                <text:p>6.2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08">
                <text:p>6.08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074">
                <text:p>7.07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04">
                <text:p>7.0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288">
                <text:p>6.28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564">
                <text:p>6.5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448">
                <text:p>5.448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536">
                <text:p>6.536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128">
                <text:p>7.12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114">
                <text:p>8.1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454">
                <text:p>6.45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036">
                <text:p>7.0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814">
                <text:p>6.81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336">
                <text:p>7.33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826">
                <text:p>6.82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288">
                <text:p>6.288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248">
                <text:p>6.248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784">
                <text:p>6.78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188">
                <text:p>7.1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974">
                <text:p>5.97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596">
                <text:p>4.596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95">
                <text:p>7.9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562">
                <text:p>5.562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15">
                <text:p>7.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676">
                <text:p>4.676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322">
                <text:p>6.322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72">
                <text:p>5.72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18">
                <text:p>6.18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138">
                <text:p>7.13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078">
                <text:p>6.07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